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2-0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3-01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9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56461538462" calcext:value-type="float">
            <text:p>3.28656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77109677419" calcext:value-type="float">
            <text:p>2.9617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09824" calcext:value-type="float">
            <text:p>2.8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0376" calcext:value-type="float">
            <text:p>2.40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11922580645" calcext:value-type="float">
            <text:p>2.613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71172413793" calcext:value-type="float">
            <text:p>2.8567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84077419355" calcext:value-type="float">
            <text:p>3.1628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52464516129" calcext:value-type="float">
            <text:p>3.385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716" calcext:value-type="float">
            <text:p>3.4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96304516129" calcext:value-type="float">
            <text:p>3.409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824" calcext:value-type="float">
            <text:p>3.2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75974193548" calcext:value-type="float">
            <text:p>3.2027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26012903226" calcext:value-type="float">
            <text:p>3.138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1616" calcext:value-type="float">
            <text:p>3.02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98296774194" calcext:value-type="float">
            <text:p>2.837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22246153846" calcext:value-type="float">
            <text:p>2.95222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26193548387" calcext:value-type="float">
            <text:p>3.091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80142857143" calcext:value-type="float">
            <text:p>3.3098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30012903226" calcext:value-type="float">
            <text:p>3.4583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0575483871" calcext:value-type="float">
            <text:p>3.619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7208" calcext:value-type="float">
            <text:p>3.7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15741935484" calcext:value-type="float">
            <text:p>3.7421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5592" calcext:value-type="float">
            <text:p>3.73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51664516129" calcext:value-type="float">
            <text:p>3.703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10206896552" calcext:value-type="float">
            <text:p>3.4311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89367741936" calcext:value-type="float">
            <text:p>3.3648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3528" calcext:value-type="float">
            <text:p>3.4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74296774193" calcext:value-type="float">
            <text:p>3.5847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034142857143" calcext:value-type="float">
            <text:p>3.8203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63432258065" calcext:value-type="float">
            <text:p>3.9076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3744" calcext:value-type="float">
            <text:p>3.93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77615483871" calcext:value-type="float">
            <text:p>3.917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7648" calcext:value-type="float">
            <text:p>3.80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52464516129" calcext:value-type="float">
            <text:p>3.7675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65780645161" calcext:value-type="float">
            <text:p>3.6776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624" calcext:value-type="float">
            <text:p>3.5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85109677419" calcext:value-type="float">
            <text:p>3.601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3984" calcext:value-type="float">
            <text:p>3.61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749006451613" calcext:value-type="float">
            <text:p>3.687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76485714286" calcext:value-type="float">
            <text:p>3.7247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37832258064" calcext:value-type="float">
            <text:p>3.7643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49855483871" calcext:value-type="float">
            <text:p>3.804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8384" calcext:value-type="float">
            <text:p>3.83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89883870968" calcext:value-type="float">
            <text:p>3.7748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4288" calcext:value-type="float">
            <text:p>3.6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600387096774" calcext:value-type="float">
            <text:p>3.546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733419354839" calcext:value-type="float">
            <text:p>3.497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9976" calcext:value-type="float">
            <text:p>3.35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14090322581" calcext:value-type="float">
            <text:p>3.1921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7336" calcext:value-type="float">
            <text:p>3.15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74167741935" calcext:value-type="float">
            <text:p>3.2917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4375" calcext:value-type="float">
            <text:p>3.500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973466666667" calcext:value-type="float">
            <text:p>3.5497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60342857143" calcext:value-type="float">
            <text:p>3.6306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09244444444" calcext:value-type="float">
            <text:p>3.59009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23690322581" calcext:value-type="float">
            <text:p>3.5792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883578947368" calcext:value-type="float">
            <text:p>3.518835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7743" calcext:value-type="float">
            <text:p>3.277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79117241379" calcext:value-type="float">
            <text:p>3.15079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1772" calcext:value-type="float">
            <text:p>3.00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87648" calcext:value-type="float">
            <text:p>2.9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7032" calcext:value-type="float">
            <text:p>2.85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0292" calcext:value-type="float">
            <text:p>3.053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0548" calcext:value-type="float">
            <text:p>3.334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703922580645" calcext:value-type="float">
            <text:p>3.4970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996" calcext:value-type="float">
            <text:p>3.52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63380645161" calcext:value-type="float">
            <text:p>3.485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87288888889" calcext:value-type="float">
            <text:p>3.41387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3935483871" calcext:value-type="float">
            <text:p>3.25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87432258064" calcext:value-type="float">
            <text:p>3.1608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1072" calcext:value-type="float">
            <text:p>3.16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76025806452" calcext:value-type="float">
            <text:p>3.2437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3592" calcext:value-type="float">
            <text:p>3.28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41935483871" calcext:value-type="float">
            <text:p>3.404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73628571429" calcext:value-type="float">
            <text:p>3.4417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64129032258" calcext:value-type="float">
            <text:p>3.508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874755555556" calcext:value-type="float">
            <text:p>3.63874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258" calcext:value-type="float">
            <text:p>3.588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15767741935" calcext:value-type="float">
            <text:p>3.5721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3904" calcext:value-type="float">
            <text:p>3.55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38063157895" calcext:value-type="float">
            <text:p>3.406380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9904516129" calcext:value-type="float">
            <text:p>3.241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7856" calcext:value-type="float">
            <text:p>3.05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06941935484" calcext:value-type="float">
            <text:p>3.0380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8904" calcext:value-type="float">
            <text:p>3.1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97987096774" calcext:value-type="float">
            <text:p>3.3539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65514285714" calcext:value-type="float">
            <text:p>3.4456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26812903226" calcext:value-type="float">
            <text:p>3.583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73938461538" calcext:value-type="float">
            <text:p>3.71773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4152" calcext:value-type="float">
            <text:p>3.72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76593548387" calcext:value-type="float">
            <text:p>3.694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0048" calcext:value-type="float">
            <text:p>3.6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581290322581" calcext:value-type="float">
            <text:p>3.615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62967741935" calcext:value-type="float">
            <text:p>3.5386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7712" calcext:value-type="float">
            <text:p>3.40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19733333333" calcext:value-type="float">
            <text:p>3.2721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818477419355" calcext:value-type="float">
            <text:p>3.248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637351724138" calcext:value-type="float">
            <text:p>3.35637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87927272727" calcext:value-type="float">
            <text:p>3.43287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54886956522" calcext:value-type="float">
            <text:p>3.513548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31132631579" calcext:value-type="float">
            <text:p>3.533113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9292" calcext:value-type="float">
            <text:p>3.4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89651612903" calcext:value-type="float">
            <text:p>3.399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77858064516" calcext:value-type="float">
            <text:p>3.3657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724" calcext:value-type="float">
            <text:p>3.25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55741935484" calcext:value-type="float">
            <text:p>3.132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9592" calcext:value-type="float">
            <text:p>3.2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315277419355" calcext:value-type="float">
            <text:p>3.373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35971428571" calcext:value-type="float">
            <text:p>3.4223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88722580645" calcext:value-type="float">
            <text:p>3.423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93987096774" calcext:value-type="float">
            <text:p>3.4149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2772" calcext:value-type="float">
            <text:p>3.3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45703225806" calcext:value-type="float">
            <text:p>3.3494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652" calcext:value-type="float">
            <text:p>3.18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8975483871" calcext:value-type="float">
            <text:p>3.100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26503225806" calcext:value-type="float">
            <text:p>2.9562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6584" calcext:value-type="float">
            <text:p>2.77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616722580645" calcext:value-type="float">
            <text:p>2.616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1632" calcext:value-type="float">
            <text:p>2.6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22167741936" calcext:value-type="float">
            <text:p>2.5602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66085714286" calcext:value-type="float">
            <text:p>2.5116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238451612903" calcext:value-type="float">
            <text:p>2.732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41032258064" calcext:value-type="float">
            <text:p>2.8774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7448" calcext:value-type="float">
            <text:p>2.88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39741935484" calcext:value-type="float">
            <text:p>2.9953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0608" calcext:value-type="float">
            <text:p>3.12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04193103448" calcext:value-type="float">
            <text:p>3.0550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258658064516" calcext:value-type="float">
            <text:p>2.9725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7712" calcext:value-type="float">
            <text:p>2.76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45393548387" calcext:value-type="float">
            <text:p>2.722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2888" calcext:value-type="float">
            <text:p>2.9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188670967742" calcext:value-type="float">
            <text:p>3.001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74070588235" calcext:value-type="float">
            <text:p>3.169740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20355555555" calcext:value-type="float">
            <text:p>3.350203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5624" calcext:value-type="float">
            <text:p>3.40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334941935484" calcext:value-type="float">
            <text:p>3.373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7064" calcext:value-type="float">
            <text:p>3.2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30451612903" calcext:value-type="float">
            <text:p>3.235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36361290323" calcext:value-type="float">
            <text:p>3.167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3968" calcext:value-type="float">
            <text:p>3.0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3055483871" calcext:value-type="float">
            <text:p>2.936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7384" calcext:value-type="float">
            <text:p>3.03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37574193548" calcext:value-type="float">
            <text:p>3.1783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64855172414" calcext:value-type="float">
            <text:p>3.2446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743277419355" calcext:value-type="float">
            <text:p>3.3274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70348387097" calcext:value-type="float">
            <text:p>3.3057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1936" calcext:value-type="float">
            <text:p>3.27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53703225806" calcext:value-type="float">
            <text:p>3.2275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9896" calcext:value-type="float">
            <text:p>3.16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01496774194" calcext:value-type="float">
            <text:p>3.094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268" calcext:value-type="float">
            <text:p>3.03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3968" calcext:value-type="float">
            <text:p>3.0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9632" calcext:value-type="float">
            <text:p>2.9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67294117647" calcext:value-type="float">
            <text:p>2.85167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207" calcext:value-type="float">
            <text:p>2.799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34787096774" calcext:value-type="float">
            <text:p>2.869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675070967742" calcext:value-type="float">
            <text:p>3.056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6472" calcext:value-type="float">
            <text:p>3.0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37419354839" calcext:value-type="float">
            <text:p>3.055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4504" calcext:value-type="float">
            <text:p>3.01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387638709677" calcext:value-type="float">
            <text:p>2.9438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28490322581" calcext:value-type="float">
            <text:p>2.8202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6848" calcext:value-type="float">
            <text:p>2.6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358787096774" calcext:value-type="float">
            <text:p>2.5035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6792" calcext:value-type="float">
            <text:p>2.41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45780645161" calcext:value-type="float">
            <text:p>2.458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589657142857" calcext:value-type="float">
            <text:p>2.6558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52825806452" calcext:value-type="float">
            <text:p>2.9115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812" calcext:value-type="float">
            <text:p>2.94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64516129032" calcext:value-type="float">
            <text:p>2.863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51456" calcext:value-type="float">
            <text:p>2.7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11277419355" calcext:value-type="float">
            <text:p>2.6721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30322580645" calcext:value-type="float">
            <text:p>2.561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9464" calcext:value-type="float">
            <text:p>2.41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65883870968" calcext:value-type="float">
            <text:p>2.2356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5512" calcext:value-type="float">
            <text:p>2.02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03329032258" calcext:value-type="float">
            <text:p>2.0730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93257142857" calcext:value-type="float">
            <text:p>2.1819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23767741935" calcext:value-type="float">
            <text:p>2.3072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20103225806" calcext:value-type="float">
            <text:p>2.4442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1152" calcext:value-type="float">
            <text:p>2.72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67148387097" calcext:value-type="float">
            <text:p>2.6686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1984" calcext:value-type="float">
            <text:p>2.52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918090322581" calcext:value-type="float">
            <text:p>2.3691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71225806452" calcext:value-type="float">
            <text:p>2.097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0592" calcext:value-type="float">
            <text:p>2.27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4944516129" calcext:value-type="float">
            <text:p>2.321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7416" calcext:value-type="float">
            <text:p>2.1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326451612903" calcext:value-type="float">
            <text:p>2.153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26068965517" calcext:value-type="float">
            <text:p>2.32226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31483870968" calcext:value-type="float">
            <text:p>2.531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88438709677" calcext:value-type="float">
            <text:p>2.626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2808" calcext:value-type="float">
            <text:p>2.72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95716129032" calcext:value-type="float">
            <text:p>2.6929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6768" calcext:value-type="float">
            <text:p>2.5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29470967742" calcext:value-type="float">
            <text:p>2.456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51483870968" calcext:value-type="float">
            <text:p>2.226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6712" calcext:value-type="float">
            <text:p>2.22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76129032258" calcext:value-type="float">
            <text:p>2.182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4392" calcext:value-type="float">
            <text:p>2.1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76722580645" calcext:value-type="float">
            <text:p>2.082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37057142857" calcext:value-type="float">
            <text:p>2.2573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45961290323" calcext:value-type="float">
            <text:p>2.4114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98064516129" calcext:value-type="float">
            <text:p>2.462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5144" calcext:value-type="float">
            <text:p>2.5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43896774194" calcext:value-type="float">
            <text:p>2.6764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1768" calcext:value-type="float">
            <text:p>2.91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37858064516" calcext:value-type="float">
            <text:p>2.8323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10451612903" calcext:value-type="float">
            <text:p>2.7781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58088" calcext:value-type="float">
            <text:p>2.63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63535483871" calcext:value-type="float">
            <text:p>2.465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2336" calcext:value-type="float">
            <text:p>2.3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22993548387" calcext:value-type="float">
            <text:p>2.454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03542857143" calcext:value-type="float">
            <text:p>2.5150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64025806452" calcext:value-type="float">
            <text:p>2.664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973548387097" calcext:value-type="float">
            <text:p>2.799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308" calcext:value-type="float">
            <text:p>3.09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15148387097" calcext:value-type="float">
            <text:p>3.0801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74537931034" calcext:value-type="float">
            <text:p>3.00774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13135483871" calcext:value-type="float">
            <text:p>3.0051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49006451613" calcext:value-type="float">
            <text:p>2.925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0072" calcext:value-type="float">
            <text:p>2.8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64464516129" calcext:value-type="float">
            <text:p>2.822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3704" calcext:value-type="float">
            <text:p>2.76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216464516129" calcext:value-type="float">
            <text:p>2.7921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39485714286" calcext:value-type="float">
            <text:p>3.0503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673883870968" calcext:value-type="float">
            <text:p>3.256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92258064516" calcext:value-type="float">
            <text:p>3.374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9864" calcext:value-type="float">
            <text:p>3.37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67277419355" calcext:value-type="float">
            <text:p>3.3426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8456" calcext:value-type="float">
            <text:p>3.28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815483871" calcext:value-type="float">
            <text:p>3.125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7056" calcext:value-type="float">
            <text:p>3.0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39741935484" calcext:value-type="float">
            <text:p>2.9953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5816" calcext:value-type="float">
            <text:p>2.95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360412903226" calcext:value-type="float">
            <text:p>3.223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99062068966" calcext:value-type="float">
            <text:p>3.26199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51793548387" calcext:value-type="float">
            <text:p>3.234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45496774193" calcext:value-type="float">
            <text:p>3.18545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37072" calcext:value-type="float">
            <text:p>3.1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20180645161" calcext:value-type="float">
            <text:p>3.0772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54951724138" calcext:value-type="float">
            <text:p>2.85954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64361290323" calcext:value-type="float">
            <text:p>2.7406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9584516129" calcext:value-type="float">
            <text:p>2.604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5976" calcext:value-type="float">
            <text:p>2.44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2815483871" calcext:value-type="float">
            <text:p>2.363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976" calcext:value-type="float">
            <text:p>2.3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89703225806" calcext:value-type="float">
            <text:p>2.2978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215089442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1872" calcext:value-type="float">
            <text:p>2.4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74" meta:object-count="0"/>
    <meta:user-defined meta:name="AppVersion">3.0</meta:user-defined>
  </office:meta>
</office:document-meta>
</file>